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background-color="#fffff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background-color="#fffff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2e6bec" fo:background-color="#fffff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21d7d" fo:background-color="#fffff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edb5c" fo:background-color="#fffffe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ee96b" fo:background-color="#fffff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0bb08" fo:background-color="#fffff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1e812" fo:background-color="#fffff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2f053" fo:background-color="#fffffe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5b063" fo:background-color="#fffffe"/>
    </style:style>
    <style:style style:name="P11" style:family="paragraph" style:parent-style-name="Standard">
      <style:text-properties fo:color="#000000" loext:opacity="100%" style:font-name="Liberation Serif" officeooo:paragraph-rsid="0048f1fa" fo:background-color="#fffffe"/>
    </style:style>
    <style:style style:name="P12" style:family="paragraph" style:parent-style-name="Standard">
      <style:text-properties fo:color="#000000" loext:opacity="100%" style:font-name="Liberation Serif" officeooo:paragraph-rsid="0049cb82" fo:background-color="#fffffe"/>
    </style:style>
    <style:style style:name="P13" style:family="paragraph" style:parent-style-name="Standard">
      <style:text-properties fo:color="#000000" loext:opacity="100%" style:font-name="Liberation Serif" officeooo:paragraph-rsid="004e0a94" fo:background-color="#fffffe"/>
    </style:style>
    <style:style style:name="P14" style:family="paragraph" style:parent-style-name="Standard">
      <style:text-properties fo:color="#000000" loext:opacity="100%" style:font-name="Liberation Serif" officeooo:paragraph-rsid="004f70aa" fo:background-color="#fffffe"/>
    </style:style>
    <style:style style:name="P15" style:family="paragraph" style:parent-style-name="Standard">
      <style:text-properties fo:color="#000000" loext:opacity="100%" style:font-name="Liberation Serif" officeooo:paragraph-rsid="004fdd42" fo:background-color="#fffffe"/>
    </style:style>
    <style:style style:name="P16" style:family="paragraph" style:parent-style-name="Standard">
      <style:text-properties fo:color="#000000" loext:opacity="100%" style:font-name="Liberation Serif" officeooo:paragraph-rsid="0050f6d7" fo:background-color="#fffffe"/>
    </style:style>
    <style:style style:name="P17" style:family="paragraph" style:parent-style-name="Standard">
      <style:text-properties fo:color="#000000" loext:opacity="100%" style:font-name="Liberation Serif" officeooo:paragraph-rsid="00527951" fo:background-color="#fffffe"/>
    </style:style>
    <style:style style:name="P18" style:family="paragraph" style:parent-style-name="Standard">
      <style:text-properties fo:color="#000000" loext:opacity="100%" style:font-name="Liberation Serif" officeooo:paragraph-rsid="005b35d5" fo:background-color="#fffffe"/>
    </style:style>
    <style:style style:name="P19" style:family="paragraph" style:parent-style-name="Standard">
      <style:text-properties fo:color="#000000" loext:opacity="100%" style:font-name="Liberation Serif" officeooo:paragraph-rsid="005cdb23" fo:background-color="#fffffe"/>
    </style:style>
    <style:style style:name="P20" style:family="paragraph" style:parent-style-name="Standard">
      <style:text-properties fo:color="#000000" loext:opacity="100%" style:font-name="Liberation Serif" officeooo:paragraph-rsid="005ec2cf" fo:background-color="#fffffe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2e6bec" fo:background-color="#fffff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21d7d" fo:background-color="#fffff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edb5c" fo:background-color="#fffff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ee96b" fo:background-color="#fffff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0bb08" fo:background-color="#fffff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1e812" fo:background-color="#fffff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2f053" fo:background-color="#fffff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5b063" fo:background-color="#fffff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0beb16" fo:background-color="#fffff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8f1fa" fo:background-color="#fffff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9cb82" fo:background-color="#fffff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e0a94" fo:background-color="#fffff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f70aa" fo:background-color="#fffff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fdd42" fo:background-color="#fffff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27951" fo:background-color="#fffff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b35d5" fo:background-color="#fffff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cdb23" fo:background-color="#fffff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ec2cf" fo:background-color="#fffff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064a7" officeooo:paragraph-rsid="000064a7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weight="normal" officeooo:rsid="000064a7" officeooo:paragraph-rsid="000064a7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0064a7" officeooo:paragraph-rsid="000064a7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17eb6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064a7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4b792b" officeooo:paragraph-rsid="004b792b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2431dc" officeooo:paragraph-rsid="002431dc" style:font-size-asian="12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064a7" officeooo:paragraph-rsid="000064a7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normal" officeooo:rsid="00017eb6" officeooo:paragraph-rsid="00017eb6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17eb6" officeooo:paragraph-rsid="00017eb6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2c3e68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5bd6b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67db1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5bd6b" officeooo:paragraph-rsid="002c3e68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5bd6b" officeooo:paragraph-rsid="002e6bec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2c3e68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2e6bec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321d7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3edb5c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38e1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bb08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1e812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2f053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5b063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8f1fa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e0a94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f70aa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fdd42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2795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b35d5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cdb23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ec2cf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611e5" officeooo:paragraph-rsid="000611e5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0beb16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140c0b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2431dc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431dc" officeooo:paragraph-rsid="002431dc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804f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f617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c9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dfdf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7f433" officeooo:paragraph-rsid="0007f43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81de4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9c32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ae0b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bd12f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beb16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40c0b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5e19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2431dc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48f1fa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140c0b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2431dc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8f1f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9cb8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e0a94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f70aa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fdd4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27951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b35d5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cdb23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ec2cf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0f6eaf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10f14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300cd" officeooo:paragraph-rsid="001300cd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17eb6" officeooo:paragraph-rsid="00017eb6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40c0b" officeooo:paragraph-rsid="00140c0b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15e198" officeooo:paragraph-rsid="0015e198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7be54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9ae68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29ae68" officeooo:paragraph-rsid="0029ae68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01b3cc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7516f" officeooo:paragraph-rsid="0027516f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cd920" officeooo:paragraph-rsid="003cd920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6354e" officeooo:paragraph-rsid="0046354e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fdd42" officeooo:paragraph-rsid="004fdd42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5ec2cf" officeooo:paragraph-rsid="005ec2cf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17eb6" officeooo:paragraph-rsid="00017eb6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officeooo:paragraph-rsid="00321d7d"/>
    </style:style>
    <style:style style:name="P120" style:family="paragraph" style:parent-style-name="Standard">
      <style:paragraph-properties fo:text-align="start" style:justify-single-word="false"/>
      <style:text-properties style:font-name="Liberation Serif" officeooo:paragraph-rsid="003edb5c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paragraph-rsid="003ee96b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paragraph-rsid="0040bb08"/>
    </style:style>
    <style:style style:name="P123" style:family="paragraph" style:parent-style-name="Standard">
      <style:paragraph-properties fo:text-align="start" style:justify-single-word="false"/>
      <style:text-properties style:font-name="Liberation Serif" officeooo:paragraph-rsid="0041e812"/>
    </style:style>
    <style:style style:name="P124" style:family="paragraph" style:parent-style-name="Standard">
      <style:paragraph-properties fo:text-align="start" style:justify-single-word="false"/>
      <style:text-properties style:font-name="Liberation Serif" officeooo:paragraph-rsid="0042f053"/>
    </style:style>
    <style:style style:name="P125" style:family="paragraph" style:parent-style-name="Standard">
      <style:paragraph-properties fo:text-align="start" style:justify-single-word="false"/>
      <style:text-properties style:font-name="Liberation Serif" officeooo:paragraph-rsid="0045b063"/>
    </style:style>
    <style:style style:name="P126" style:family="paragraph" style:parent-style-name="Standard" style:list-style-name="L3">
      <style:paragraph-properties fo:text-align="start" style:justify-single-word="false"/>
      <style:text-properties officeooo:paragraph-rsid="0035cda4"/>
    </style:style>
    <style:style style:name="T1" style:family="text">
      <style:text-properties officeooo:rsid="00067db1"/>
    </style:style>
    <style:style style:name="T2" style:family="text">
      <style:text-properties style:font-size-asian="12pt"/>
    </style:style>
    <style:style style:name="T3" style:family="text">
      <style:text-properties officeooo:rsid="000611e5" style:font-size-asian="12pt"/>
    </style:style>
    <style:style style:name="T4" style:family="text">
      <style:text-properties officeooo:rsid="00140c0b" style:font-size-asian="12pt"/>
    </style:style>
    <style:style style:name="T5" style:family="text">
      <style:text-properties officeooo:rsid="002431dc" style:font-size-asian="12pt"/>
    </style:style>
    <style:style style:name="T6" style:family="text">
      <style:text-properties officeooo:rsid="0009c32a"/>
    </style:style>
    <style:style style:name="T7" style:family="text">
      <style:text-properties officeooo:rsid="000ae0ba"/>
    </style:style>
    <style:style style:name="T8" style:family="text">
      <style:text-properties officeooo:rsid="000bd12f"/>
    </style:style>
    <style:style style:name="T9" style:family="text">
      <style:text-properties officeooo:rsid="000beb16"/>
    </style:style>
    <style:style style:name="T10" style:family="text">
      <style:text-properties officeooo:rsid="000d6d51"/>
    </style:style>
    <style:style style:name="T11" style:family="text">
      <style:text-properties officeooo:rsid="0010f148"/>
    </style:style>
    <style:style style:name="T12" style:family="text">
      <style:text-properties officeooo:rsid="0010f4df"/>
    </style:style>
    <style:style style:name="T13" style:family="text">
      <style:text-properties officeooo:rsid="0015e198"/>
    </style:style>
    <style:style style:name="T14" style:family="text">
      <style:text-properties officeooo:rsid="001804fe"/>
    </style:style>
    <style:style style:name="T15" style:family="text">
      <style:text-properties officeooo:rsid="001b3cc2"/>
    </style:style>
    <style:style style:name="T16" style:family="text">
      <style:text-properties officeooo:rsid="001c957c"/>
    </style:style>
    <style:style style:name="T17" style:family="text">
      <style:text-properties officeooo:rsid="001dfdfd"/>
    </style:style>
    <style:style style:name="T18" style:family="text">
      <style:text-properties officeooo:rsid="001f6171"/>
    </style:style>
    <style:style style:name="T19" style:family="text">
      <style:text-properties officeooo:rsid="0020b8b3"/>
    </style:style>
    <style:style style:name="T20" style:family="text">
      <style:text-properties officeooo:rsid="00232514"/>
    </style:style>
    <style:style style:name="T21" style:family="text">
      <style:text-properties officeooo:rsid="002431dc"/>
    </style:style>
    <style:style style:name="T22" style:family="text">
      <style:text-properties officeooo:rsid="002485f1"/>
    </style:style>
    <style:style style:name="T23" style:family="text">
      <style:text-properties officeooo:rsid="0029ae68"/>
    </style:style>
    <style:style style:name="T24" style:family="text">
      <style:text-properties officeooo:rsid="002b7797"/>
    </style:style>
    <style:style style:name="T25" style:family="text">
      <style:text-properties fo:color="#a31515" loext:opacity="100%"/>
    </style:style>
    <style:style style:name="T26" style:family="text">
      <style:text-properties fo:color="#a31515" loext:opacity="100%" style:font-name="Liberation Serif" fo:background-color="#fffffe" loext:char-shading-value="0"/>
    </style:style>
    <style:style style:name="T27" style:family="text">
      <style:text-properties fo:color="#a3151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28" style:family="text">
      <style:text-properties fo:color="#a3151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29" style:family="text">
      <style:text-properties fo:color="#a31515" loext:opacity="100%" fo:font-size="12pt" style:text-underline-style="none" fo:font-weight="normal" officeooo:rsid="003edb5c" fo:background-color="#fffffe" loext:char-shading-value="0" style:font-size-asian="12pt" style:font-weight-asian="normal" style:font-size-complex="12pt" style:font-weight-complex="normal"/>
    </style:style>
    <style:style style:name="T30" style:family="text">
      <style:text-properties fo:color="#a31515" loext:opacity="100%" officeooo:rsid="0040bb08"/>
    </style:style>
    <style:style style:name="T31" style:family="text">
      <style:text-properties fo:color="#a31515" loext:opacity="100%" officeooo:rsid="0041e812"/>
    </style:style>
    <style:style style:name="T32" style:family="text">
      <style:text-properties fo:color="#a31515" loext:opacity="100%" officeooo:rsid="0042f053"/>
    </style:style>
    <style:style style:name="T33" style:family="text">
      <style:text-properties fo:color="#a31515" loext:opacity="100%" officeooo:rsid="0048f1fa"/>
    </style:style>
    <style:style style:name="T34" style:family="text">
      <style:text-properties fo:color="#a31515" loext:opacity="100%" officeooo:rsid="004f70aa"/>
    </style:style>
    <style:style style:name="T35" style:family="text">
      <style:text-properties fo:color="#a31515" loext:opacity="100%" officeooo:rsid="004fdd42"/>
    </style:style>
    <style:style style:name="T36" style:family="text">
      <style:text-properties fo:color="#a31515" loext:opacity="100%" officeooo:rsid="00534315"/>
    </style:style>
    <style:style style:name="T37" style:family="text">
      <style:text-properties fo:color="#a31515" loext:opacity="100%" officeooo:rsid="0053f5ac"/>
    </style:style>
    <style:style style:name="T38" style:family="text">
      <style:text-properties fo:color="#000000" loext:opacity="100%" fo:background-color="#fffffe" loext:char-shading-value="0"/>
    </style:style>
    <style:style style:name="T39" style:family="text">
      <style:text-properties fo:color="#000000" loext:opacity="100%" officeooo:rsid="002dffd5" fo:background-color="#fffffe" loext:char-shading-value="0"/>
    </style:style>
    <style:style style:name="T40" style:family="text">
      <style:text-properties fo:color="#000000" loext:opacity="100%" officeooo:rsid="003cd920" fo:background-color="#fffffe" loext:char-shading-value="0"/>
    </style:style>
    <style:style style:name="T41" style:family="text">
      <style:text-properties fo:color="#000000" loext:opacity="100%" officeooo:rsid="000611e5" fo:background-color="#fffffe" loext:char-shading-value="0" style:font-size-asian="12pt"/>
    </style:style>
    <style:style style:name="T42" style:family="text">
      <style:text-properties fo:color="#000000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3" style:family="text">
      <style:text-properties fo:color="#000000" loext:opacity="100%" style:font-name="Liberation Serif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4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45" style:family="text">
      <style:text-properties fo:color="#000000" loext:opacity="100%" style:font-name="Liberation Serif" fo:font-size="12pt" style:text-underline-style="none" fo:font-weight="normal" officeooo:rsid="00394c4b" fo:background-color="#fffffe" loext:char-shading-value="0" style:font-size-asian="12pt" style:font-weight-asian="normal" style:font-size-complex="12pt" style:font-weight-complex="normal"/>
    </style:style>
    <style:style style:name="T46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0.5pt" style:font-weight-asian="normal" style:font-size-complex="12pt" style:font-weight-complex="normal"/>
    </style:style>
    <style:style style:name="T47" style:family="text">
      <style:text-properties fo:color="#000000" loext:opacity="100%" style:font-name="Liberation Serif" fo:background-color="#fffffe" loext:char-shading-value="0"/>
    </style:style>
    <style:style style:name="T48" style:family="text">
      <style:text-properties fo:color="#0451a5" loext:opacity="100%"/>
    </style:style>
    <style:style style:name="T49" style:family="text">
      <style:text-properties fo:color="#0451a5" loext:opacity="100%" officeooo:rsid="002e6bec"/>
    </style:style>
    <style:style style:name="T50" style:family="text">
      <style:text-properties fo:color="#0451a5" loext:opacity="100%" officeooo:rsid="00302ec5"/>
    </style:style>
    <style:style style:name="T51" style:family="text">
      <style:text-properties fo:color="#0451a5" loext:opacity="100%" style:font-name="Liberation Serif" fo:background-color="#fffffe" loext:char-shading-value="0"/>
    </style:style>
    <style:style style:name="T52" style:family="text">
      <style:text-properties fo:color="#0451a5" loext:opacity="100%" style:font-name="Liberation Serif" officeooo:rsid="003824d9" fo:background-color="#fffffe" loext:char-shading-value="0"/>
    </style:style>
    <style:style style:name="T53" style:family="text">
      <style:text-properties fo:color="#0451a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54" style:family="text">
      <style:text-properties fo:color="#0451a5" loext:opacity="100%" style:font-name="Liberation Serif" fo:font-size="12pt" style:text-underline-style="none" fo:font-weight="normal" officeooo:rsid="003824d9" fo:background-color="#fffffe" loext:char-shading-value="0" style:font-size-asian="12pt" style:font-weight-asian="normal" style:font-size-complex="12pt" style:font-weight-complex="normal"/>
    </style:style>
    <style:style style:name="T55" style:family="text">
      <style:text-properties fo:color="#0451a5" loext:opacity="100%" officeooo:rsid="0036f41a"/>
    </style:style>
    <style:style style:name="T56" style:family="text">
      <style:text-properties fo:color="#0451a5" loext:opacity="100%" officeooo:rsid="003cf921"/>
    </style:style>
    <style:style style:name="T57" style:family="text">
      <style:text-properties fo:color="#0451a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58" style:family="text">
      <style:text-properties fo:color="#0451a5" loext:opacity="100%" fo:font-size="12pt" style:text-underline-style="none" fo:font-weight="normal" officeooo:rsid="003edb5c" fo:background-color="#fffffe" loext:char-shading-value="0" style:font-size-asian="12pt" style:font-weight-asian="normal" style:font-size-complex="12pt" style:font-weight-complex="normal"/>
    </style:style>
    <style:style style:name="T59" style:family="text">
      <style:text-properties fo:color="#0451a5" loext:opacity="100%" fo:font-size="12pt" style:text-underline-style="none" fo:font-weight="normal" officeooo:rsid="003ee96b" fo:background-color="#fffffe" loext:char-shading-value="0" style:font-size-asian="12pt" style:font-weight-asian="normal" style:font-size-complex="12pt" style:font-weight-complex="normal"/>
    </style:style>
    <style:style style:name="T60" style:family="text">
      <style:text-properties fo:color="#0451a5" loext:opacity="100%" officeooo:rsid="003ee96b"/>
    </style:style>
    <style:style style:name="T61" style:family="text">
      <style:text-properties fo:color="#0451a5" loext:opacity="100%" officeooo:rsid="0041e812"/>
    </style:style>
    <style:style style:name="T62" style:family="text">
      <style:text-properties fo:color="#0451a5" loext:opacity="100%" officeooo:rsid="0042f053"/>
    </style:style>
    <style:style style:name="T63" style:family="text">
      <style:text-properties fo:color="#0451a5" loext:opacity="100%" officeooo:rsid="0045b063"/>
    </style:style>
    <style:style style:name="T64" style:family="text">
      <style:text-properties fo:color="#0451a5" loext:opacity="100%" officeooo:rsid="0048f1fa"/>
    </style:style>
    <style:style style:name="T65" style:family="text">
      <style:text-properties fo:color="#0451a5" loext:opacity="100%" officeooo:rsid="0049cb82"/>
    </style:style>
    <style:style style:name="T66" style:family="text">
      <style:text-properties fo:color="#0451a5" loext:opacity="100%" officeooo:rsid="004f70aa"/>
    </style:style>
    <style:style style:name="T67" style:family="text">
      <style:text-properties fo:color="#0451a5" loext:opacity="100%" officeooo:rsid="004fdd42"/>
    </style:style>
    <style:style style:name="T68" style:family="text">
      <style:text-properties fo:color="#0451a5" loext:opacity="100%" officeooo:rsid="00527951"/>
    </style:style>
    <style:style style:name="T69" style:family="text">
      <style:text-properties officeooo:rsid="0035cda4"/>
    </style:style>
    <style:style style:name="T70" style:family="text">
      <style:text-properties style:font-name="Liberation Serif" fo:font-size="12pt" style:text-underline-style="none" fo:font-weight="normal" officeooo:rsid="0035cda4" style:font-size-asian="10.5pt" style:font-weight-asian="normal" style:font-size-complex="12pt" style:font-weight-complex="normal"/>
    </style:style>
    <style:style style:name="T71" style:family="text">
      <style:text-properties officeooo:rsid="003cd920"/>
    </style:style>
    <style:style style:name="T72" style:family="text">
      <style:text-properties officeooo:rsid="00498dd9"/>
    </style:style>
    <style:style style:name="T73" style:family="text">
      <style:text-properties officeooo:rsid="004fdd42"/>
    </style:style>
    <style:style style:name="T74" style:family="text">
      <style:text-properties officeooo:rsid="005948b7"/>
    </style:style>
    <style:style style:name="T75" style:family="text">
      <style:text-properties officeooo:rsid="005ec2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TESTS DE CAJA NEGRA - ABM USUARIO -:</text:p>
      <text:p text:style-name="P40"/>
      <text:p text:style-name="P40"/>
      <text:p text:style-name="P41">ADD:</text:p>
      <text:p text:style-name="P46"/>
      <text:p text:style-name="P46"/>
      <text:p text:style-name="P42">OUTPUTS OK:</text:p>
      <text:p text:style-name="P48"/>
      <text:p text:style-name="P49">Insertar usuario al momento inexistente <text:span text:style-name="T24">(id y nombre aún inexistente)</text:span>, con todos los campos y valores sintácticamente correctos, <text:span text:style-name="T1">definiendo un rol sintácticamente correcto: </text:span></text:p>
      <text:p text:style-name="P52"><text:span text:style-name="T38"/></text:p>
      <text:p text:style-name="P54"><text:span text:style-name="T38">Input para output </text:span><text:span text:style-name="T39">OK</text:span><text:span text:style-name="T38">:</text:span></text:p>
      <text:p text:style-name="P52"><text:span text:style-name="T38">{</text:span></text:p>
      <text:p text:style-name="P2"><text:span text:style-name="T25"><text:tab/>"id"</text:span>:<text:span text:style-name="T48">"1"</text:span>,</text:p>
      <text:p text:style-name="P2"><text:span text:style-name="T25"><text:tab/>"date"</text:span>:<text:span text:style-name="T48">"2021-06-18"</text:span>,</text:p>
      <text:p text:style-name="P2"><text:span text:style-name="T25"><text:tab/>"name"</text:span>:<text:span text:style-name="T48">"name</text:span><text:span text:style-name="T49">1</text:span><text:span text:style-name="T48">"</text:span>,</text:p>
      <text:p text:style-name="P2"><text:span text:style-name="T25"><text:tab/>"password"</text:span>:<text:span text:style-name="T48">"password</text:span><text:span text:style-name="T49">1</text:span><text:span text:style-name="T48">"</text:span>,</text:p>
      <text:p text:style-name="P2"><text:span text:style-name="T25"><text:tab/>"roles"</text:span>:[ {<text:span text:style-name="T25">"nameRole"</text:span>:<text:span text:style-name="T48">"role1"</text:span>,<text:span text:style-name="T25">"description"</text:span>:<text:span text:style-name="T48">"desc1"</text:span>,<text:span text:style-name="T25">"users"</text:span>:[]}]</text:p>
      <text:p text:style-name="P2">}</text:p>
      <text:p text:style-name="P50"/>
      <text:p text:style-name="P51">Insertar usuario al momento inexistente, con todos los campos y valores sintácticamente correctos, <text:span text:style-name="T1">definiendo dos roles sintácticamente correctos: </text:span></text:p>
      <text:p text:style-name="P51"/>
      <text:p text:style-name="P55"><text:span text:style-name="T38">Input para output </text:span><text:span text:style-name="T39">OK</text:span><text:span text:style-name="T38">:</text:span></text:p>
      <text:p text:style-name="P53"><text:span text:style-name="T38">{</text:span></text:p>
      <text:p text:style-name="P3"><text:span text:style-name="T25"><text:tab/>"id"</text:span>:<text:span text:style-name="T48">"</text:span><text:span text:style-name="T50">2</text:span><text:span text:style-name="T48">"</text:span>,</text:p>
      <text:p text:style-name="P3"><text:span text:style-name="T25"><text:tab/>"date"</text:span>:<text:span text:style-name="T48">"2021-06-18"</text:span>,</text:p>
      <text:p text:style-name="P3"><text:span text:style-name="T25"><text:tab/>"name"</text:span>:<text:span text:style-name="T48">"name</text:span><text:span text:style-name="T50">2</text:span><text:span text:style-name="T48">"</text:span>,</text:p>
      <text:p text:style-name="P3"><text:span text:style-name="T25"><text:tab/>"password"</text:span>:<text:span text:style-name="T48">"password</text:span><text:span text:style-name="T50">2</text:span><text:span text:style-name="T48">"</text:span>,</text:p>
      <text:p text:style-name="P3"><text:span text:style-name="T25"><text:tab/>"roles"</text:span>: <text:s/>[<text:tab/>{<text:span text:style-name="T25">"nameRole"</text:span>:<text:span text:style-name="T48">"role1"</text:span>,<text:span text:style-name="T25">"description"</text:span>:<text:span text:style-name="T48">"desc1"</text:span>,<text:span text:style-name="T25">"users"</text:span>:[]},</text:p>
      <text:p text:style-name="P3"><text:tab/><text:tab/><text:tab/>{<text:span text:style-name="T25">"nameRole"</text:span>:<text:span text:style-name="T48">"role2"</text:span>,<text:span text:style-name="T25">"description"</text:span>:<text:span text:style-name="T48">"desc2"</text:span>,<text:span text:style-name="T25">"users"</text:span>:[]}</text:p>
      <text:p text:style-name="P3"><text:tab/><text:tab/> <text:s/>]</text:p>
      <text:p text:style-name="P21">}</text:p>
      <text:p text:style-name="P50"/>
      <text:p text:style-name="P71">Insertar usuario con los campos mínimos admisibles, sintácticamente correctos:</text:p>
      <text:p text:style-name="P71"/>
      <text:p text:style-name="P56"><text:span text:style-name="T38">Input para output </text:span><text:span text:style-name="T39">OK</text:span><text:span text:style-name="T38">:</text:span></text:p>
      <text:p text:style-name="P71"/>
      <text:p text:style-name="P119"><text:span text:style-name="T42">{</text:span></text:p>
      <text:p text:style-name="P4"><text:span text:style-name="T25"><text:tab/>"name"</text:span>:<text:span text:style-name="T48">"name</text:span><text:span text:style-name="T55">3</text:span><text:span text:style-name="T48">"</text:span>,</text:p>
      <text:p text:style-name="P4"><text:span text:style-name="T25"><text:tab/>"password"</text:span>:<text:span text:style-name="T48">"password</text:span><text:span text:style-name="T55">3</text:span><text:span text:style-name="T48">"</text:span></text:p>
      <text:p text:style-name="P22">}</text:p>
      <text:p text:style-name="P47"/>
      <text:p text:style-name="P47"/>
      <text:p text:style-name="P47"/>
      <text:p text:style-name="P47"/>
      <text:p text:style-name="P47"/>
      <text:p text:style-name="P47"/>
      <text:p text:style-name="P42"><text:soft-page-break/>OUTPUTS NOT OK:</text:p>
      <text:p text:style-name="P42"/>
      <text:p text:style-name="P44">FALTA VALIDAR Q UN USUARIO NO PUEDE TENER DUPLICADOS LOS ROLES</text:p>
      <text:p text:style-name="P46"/>
      <text:p text:style-name="P76">Insertar input <text:span text:style-name="T69">OK </text:span>con endpoint incorrecto:</text:p>
      <text:p text:style-name="P76"/>
      <text:list xml:id="list448235680" text:style-name="L3">
        <text:list-item>
          <text:p text:style-name="P126"><text:span text:style-name="T70">Input: </text:span><text:span text:style-name="T43">{</text:span><text:span text:style-name="T26">"name"</text:span><text:span text:style-name="T47">:</text:span><text:span text:style-name="T51">"name</text:span><text:span text:style-name="T52">4</text:span><text:span text:style-name="T51">"</text:span><text:span text:style-name="T47">, </text:span><text:span text:style-name="T26">"password"</text:span><text:span text:style-name="T47">:</text:span><text:span text:style-name="T51">"password</text:span><text:span text:style-name="T52">4</text:span><text:span text:style-name="T51">"</text:span><text:span text:style-name="T43">}</text:span></text:p>
          <text:p text:style-name="P126"><text:span text:style-name="T44">Tipo de envío: POST. </text:span></text:p>
          <text:p text:style-name="P126"><text:span text:style-name="T44">Endpoint: http://localhost:8040/user/addd</text:span></text:p>
          <text:p text:style-name="P126"><text:span text:style-name="T44"/></text:p>
        </text:list-item>
        <text:list-item>
          <text:p text:style-name="P126"><text:span text:style-name="T46">Input: </text:span><text:span text:style-name="T43">{</text:span><text:span text:style-name="T27">"name"</text:span><text:span text:style-name="T44">:</text:span><text:span text:style-name="T53">"name</text:span><text:span text:style-name="T54">5</text:span><text:span text:style-name="T53">"</text:span><text:span text:style-name="T44">, </text:span><text:span text:style-name="T27">"password"</text:span><text:span text:style-name="T44">:</text:span><text:span text:style-name="T53">"password</text:span><text:span text:style-name="T54">5</text:span><text:span text:style-name="T53">"</text:span><text:span text:style-name="T43">}</text:span></text:p>
          <text:p text:style-name="P126"><text:span text:style-name="T44">Tipo de envío: POST.</text:span></text:p>
          <text:p text:style-name="P126"><text:span text:style-name="T44">Endpoint: http://localhost:8040/user</text:span><text:span text:style-name="T45">r</text:span><text:span text:style-name="T44">/add</text:span></text:p>
          <text:p text:style-name="P126"><text:span text:style-name="T44"/></text:p>
        </text:list-item>
        <text:list-item>
          <text:p text:style-name="P126"><text:span text:style-name="T46">Input: </text:span><text:span text:style-name="T43">{</text:span><text:span text:style-name="T27">"name"</text:span><text:span text:style-name="T44">:</text:span><text:span text:style-name="T53">"name</text:span><text:span text:style-name="T54">6</text:span><text:span text:style-name="T53">"</text:span><text:span text:style-name="T44">, </text:span><text:span text:style-name="T27">"password"</text:span><text:span text:style-name="T44">:</text:span><text:span text:style-name="T53">"password</text:span><text:span text:style-name="T54">6</text:span><text:span text:style-name="T53">"</text:span><text:span text:style-name="T43">}</text:span></text:p>
          <text:p text:style-name="P126"><text:span text:style-name="T44">Tipo de envío: POST.</text:span></text:p>
          <text:p text:style-name="P126"><text:span text:style-name="T44">Endpoint: http://localhost:804</text:span><text:span text:style-name="T45">1</text:span><text:span text:style-name="T44">/user/add</text:span></text:p>
          <text:p text:style-name="P126"><text:span text:style-name="T44"/></text:p>
        </text:list-item>
        <text:list-item>
          <text:p text:style-name="P126"><text:span text:style-name="T46">Input: </text:span><text:span text:style-name="T43">{</text:span><text:span text:style-name="T27">"name"</text:span><text:span text:style-name="T44">:</text:span><text:span text:style-name="T53">"name</text:span><text:span text:style-name="T54">7</text:span><text:span text:style-name="T53">"</text:span><text:span text:style-name="T44">, </text:span><text:span text:style-name="T27">"password"</text:span><text:span text:style-name="T44">:</text:span><text:span text:style-name="T53">"password</text:span><text:span text:style-name="T54">7</text:span><text:span text:style-name="T53">"</text:span><text:span text:style-name="T43">}</text:span></text:p>
          <text:p text:style-name="P126"><text:span text:style-name="T44">Tipo de envío: P</text:span><text:span text:style-name="T45">UT</text:span><text:span text:style-name="T44">. </text:span></text:p>
          <text:p text:style-name="P126"><text:span text:style-name="T44">Endpoint: http://localhost:8040/user/add</text:span></text:p>
        </text:list-item>
      </text:list>
      <text:p text:style-name="P80"/>
      <text:p text:style-name="P114">Warning:</text:p>
      <text:p text:style-name="P80">Insertar usuario existente (definiendo <text:s/>el campo id de manera sintácticamente correcta, con un valor sintácticamente correcto pero semánticamente correspondiendo a un id ya registrado en la BD). <text:span text:style-name="T71">El nombre aún no registrado</text:span>:</text:p>
      <text:p text:style-name="P80"/>
      <text:p text:style-name="P57"><text:span text:style-name="T38">Input para output </text:span><text:span text:style-name="T40">NOT </text:span><text:span text:style-name="T39">OK</text:span><text:span text:style-name="T38">:</text:span></text:p>
      <text:p text:style-name="P80"/>
      <text:p text:style-name="P120"><text:span text:style-name="T42">{</text:span></text:p>
      <text:p text:style-name="P120"><text:span text:style-name="T42"><text:tab/></text:span><text:span text:style-name="T28">"</text:span><text:span text:style-name="T29">id</text:span><text:span text:style-name="T28">"</text:span><text:span text:style-name="T42">:</text:span><text:span text:style-name="T57">"</text:span><text:span text:style-name="T58">1</text:span><text:span text:style-name="T57">"</text:span><text:span text:style-name="T42">,</text:span></text:p>
      <text:p text:style-name="P5"><text:span text:style-name="T25"><text:tab/>"name"</text:span>:<text:span text:style-name="T48">"name</text:span><text:span text:style-name="T56">8</text:span><text:span text:style-name="T48">"</text:span>,</text:p>
      <text:p text:style-name="P5"><text:span text:style-name="T25"><text:tab/>"password"</text:span>:<text:span text:style-name="T48">"password</text:span><text:span text:style-name="T56">8</text:span><text:span text:style-name="T48">"</text:span></text:p>
      <text:p text:style-name="P23">}</text:p>
      <text:p text:style-name="P80"/>
      <text:p text:style-name="P81"/>
      <text:p text:style-name="P82"><text:span text:style-name="T3">Insertar usuario con los campos mínimos admisibles sintácticamente correctos, </text:span><text:span text:style-name="T2">salvo el</text:span> <text:span text:style-name="T6">valor del </text:span>campo id mal definido sintácticamente:</text:p>
      <text:p text:style-name="P82"/>
      <text:p text:style-name="P58"><text:span text:style-name="T38">Input para output </text:span><text:span text:style-name="T40">NOT </text:span><text:span text:style-name="T39">OK</text:span><text:span text:style-name="T38">:</text:span></text:p>
      <text:p text:style-name="P82"/>
      <text:p text:style-name="P121"><text:span text:style-name="T42">{</text:span></text:p>
      <text:p text:style-name="P121"><text:span text:style-name="T42"><text:tab/></text:span><text:span text:style-name="T28">"</text:span><text:span text:style-name="T29">id</text:span><text:span text:style-name="T28">"</text:span><text:span text:style-name="T42">:</text:span><text:span text:style-name="T57">"</text:span><text:span text:style-name="T59">a</text:span><text:span text:style-name="T57">"</text:span><text:span text:style-name="T42">,</text:span></text:p>
      <text:p text:style-name="P6"><text:span text:style-name="T25"><text:tab/>"name"</text:span>:<text:span text:style-name="T48">"name</text:span><text:span text:style-name="T60">9</text:span><text:span text:style-name="T48">"</text:span>,</text:p>
      <text:p text:style-name="P6"><text:span text:style-name="T25"><text:tab/>"password"</text:span>:<text:span text:style-name="T48">"password</text:span><text:span text:style-name="T60">9</text:span><text:span text:style-name="T48">"</text:span></text:p>
      <text:p text:style-name="P24">}</text:p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3"><text:span text:style-name="T3">Insertar usuario con los campos mínimos admisibles sintácticamente correctos, </text:span><text:span text:style-name="T2">salvo el</text:span> campo <text:span text:style-name="T7">nombre</text:span> mal definido sintácticamente:</text:p>
      <text:p text:style-name="P83"/>
      <text:p text:style-name="P59"><text:span text:style-name="T38">Input para output </text:span><text:span text:style-name="T40">NOT </text:span><text:span text:style-name="T39">OK</text:span><text:span text:style-name="T38">:</text:span></text:p>
      <text:p text:style-name="P59"><text:span text:style-name="T38"/></text:p>
      <text:p text:style-name="P122"><text:span text:style-name="T42">{</text:span></text:p>
      <text:p text:style-name="P7"><text:span text:style-name="T25"><text:tab/>"n</text:span><text:span text:style-name="T30">ombre</text:span><text:span text:style-name="T25">"</text:span>:<text:span text:style-name="T48">"name</text:span><text:span text:style-name="T60">9</text:span><text:span text:style-name="T48">"</text:span>,</text:p>
      <text:p text:style-name="P7"><text:span text:style-name="T25"><text:tab/>"password"</text:span>:<text:span text:style-name="T48">"password</text:span><text:span text:style-name="T60">9</text:span><text:span text:style-name="T48">"</text:span></text:p>
      <text:p text:style-name="P25">}</text:p>
      <text:p text:style-name="P25"/>
      <text:p text:style-name="P83"><text:span text:style-name="T3">Insertar usuario con los campos mínimos admisibles sintácticamente correctos, </text:span><text:span text:style-name="T2">salvo el</text:span> <text:span text:style-name="T6">valor del </text:span>campo <text:span text:style-name="T7">nombre</text:span> mal definido sintácticamente:</text:p>
      <text:p text:style-name="P83"/>
      <text:p text:style-name="P60"><text:span text:style-name="T38">Input para output </text:span><text:span text:style-name="T40">NOT </text:span><text:span text:style-name="T39">OK</text:span><text:span text:style-name="T38">:</text:span></text:p>
      <text:p text:style-name="P60"><text:span text:style-name="T38"/></text:p>
      <text:p text:style-name="P123"><text:span text:style-name="T42">{</text:span></text:p>
      <text:p text:style-name="P8"><text:span text:style-name="T25"><text:tab/>"n</text:span><text:span text:style-name="T31">ame</text:span><text:span text:style-name="T25">"</text:span>:<text:span text:style-name="T48">name</text:span><text:span text:style-name="T61">10</text:span>,</text:p>
      <text:p text:style-name="P8"><text:span text:style-name="T25"><text:tab/>"password"</text:span>:<text:span text:style-name="T48">"password</text:span><text:span text:style-name="T62">10</text:span><text:span text:style-name="T48">"</text:span></text:p>
      <text:p text:style-name="P26">}</text:p>
      <text:p text:style-name="P83"/>
      <text:p text:style-name="P84"><text:span text:style-name="T3">Insertar usuario con los campos mínimos admisibles sintácticamente correctos, </text:span><text:span text:style-name="T2">salvo el</text:span> campo <text:span text:style-name="T8">contraseña</text:span> mal definido sintácticamente:</text:p>
      <text:p text:style-name="P84"/>
      <text:p text:style-name="P61"><text:span text:style-name="T38">Input para output </text:span><text:span text:style-name="T40">NOT </text:span><text:span text:style-name="T39">OK</text:span><text:span text:style-name="T38">:</text:span></text:p>
      <text:p text:style-name="P61"><text:span text:style-name="T38"/></text:p>
      <text:p text:style-name="P124"><text:span text:style-name="T42">{</text:span></text:p>
      <text:p text:style-name="P9"><text:span text:style-name="T25"><text:tab/>"n</text:span><text:span text:style-name="T31">ame</text:span><text:span text:style-name="T25">"</text:span>:<text:span text:style-name="T48">name</text:span><text:span text:style-name="T61">1</text:span><text:span text:style-name="T62">1</text:span>,</text:p>
      <text:p text:style-name="P9"><text:span text:style-name="T25"><text:tab/>"password</text:span><text:span text:style-name="T32">d</text:span><text:span text:style-name="T25">"</text:span>:<text:span text:style-name="T48">"password</text:span><text:span text:style-name="T62">11</text:span><text:span text:style-name="T48">"</text:span></text:p>
      <text:p text:style-name="P27">}</text:p>
      <text:p text:style-name="P84"/>
      <text:p text:style-name="P84"><text:span text:style-name="T3">Insertar usuario con los campos mínimos admisibles sintácticamente correctos, </text:span><text:span text:style-name="T2">salvo el</text:span> <text:span text:style-name="T6">valor del </text:span>campo <text:span text:style-name="T8">contraseña</text:span> mal definido sintácticamente:</text:p>
      <text:p text:style-name="P84"/>
      <text:p text:style-name="P62"><text:span text:style-name="T38">Input para output </text:span><text:span text:style-name="T40">NOT </text:span><text:span text:style-name="T39">OK</text:span><text:span text:style-name="T38">:</text:span></text:p>
      <text:p text:style-name="P62"><text:span text:style-name="T38"/></text:p>
      <text:p text:style-name="P125"><text:span text:style-name="T42">{</text:span></text:p>
      <text:p text:style-name="P10"><text:span text:style-name="T25"><text:tab/>"n</text:span><text:span text:style-name="T31">ame</text:span><text:span text:style-name="T25">"</text:span>:<text:span text:style-name="T48">name</text:span><text:span text:style-name="T63">12</text:span>,</text:p>
      <text:p text:style-name="P10"><text:span text:style-name="T25"><text:tab/>"password"</text:span>:<text:span text:style-name="T48">password</text:span><text:span text:style-name="T62">1</text:span><text:span text:style-name="T63">2</text:span></text:p>
      <text:p text:style-name="P28">}</text:p>
      <text:p text:style-name="P84"/>
      <text:p text:style-name="P85"><text:span text:style-name="T3"/></text:p>
      <text:p text:style-name="P85"><text:span text:style-name="T3"/></text:p>
      <text:p text:style-name="P85"><text:span text:style-name="T3"/></text:p>
      <text:p text:style-name="P85"><text:span text:style-name="T3"/></text:p>
      <text:p text:style-name="P85"><text:span text:style-name="T3"/></text:p>
      <text:p text:style-name="P85"><text:span text:style-name="T3"/></text:p>
      <text:p text:style-name="P85"><text:span text:style-name="T3"/></text:p>
      <text:p text:style-name="P85"><text:span text:style-name="T3"/></text:p>
      <text:p text:style-name="P85"><text:span text:style-name="T3"/></text:p>
      <text:p text:style-name="P115"><text:soft-page-break/><text:span text:style-name="T3">W</text:span><text:span text:style-name="T2">arning:</text:span></text:p>
      <text:p text:style-name="P85"><text:span text:style-name="T3">Insertar usuario con los campos mínimos admisibles sintácticamente correctos, </text:span><text:span text:style-name="T2">salvo el</text:span> campo <text:span text:style-name="T9">roles </text:span>mal definido sintácticamente:</text:p>
      <text:p text:style-name="P85"/>
      <text:p text:style-name="P63"><text:span text:style-name="T38">Input para output </text:span><text:span text:style-name="T40">NOT </text:span><text:span text:style-name="T39">OK</text:span><text:span text:style-name="T38">:</text:span></text:p>
      <text:p text:style-name="P85"/>
      <text:p text:style-name="P29">{</text:p>
      <text:p text:style-name="P1"><text:span text:style-name="T25"><text:tab/>"name"</text:span>:<text:span text:style-name="T48">"name13"</text:span>,</text:p>
      <text:p text:style-name="P1"><text:span text:style-name="T25"><text:tab/>"password"</text:span>:<text:span text:style-name="T48">"password13"</text:span>,</text:p>
      <text:p text:style-name="P1"><text:span text:style-name="T25"><text:tab/>"rol"</text:span>:[{<text:span text:style-name="T25">"nameRole"</text:span>:<text:span text:style-name="T48">"role1"</text:span>,<text:span text:style-name="T25">"description"</text:span>:<text:span text:style-name="T48">"desc1"</text:span>,<text:span text:style-name="T25">"users"</text:span>:[]}]</text:p>
      <text:p text:style-name="P1">}</text:p>
      <text:p text:style-name="P72"/>
      <text:p text:style-name="P72"/>
      <text:p text:style-name="P85"><text:span text:style-name="T3">Insertar usuario con los campos mínimos admisibles sintácticamente correctos, </text:span><text:span text:style-name="T2">salvo el</text:span> <text:span text:style-name="T6">valor del </text:span>campo <text:span text:style-name="T9">roles</text:span> mal definido sintácticamente <text:span text:style-name="T10">o semánticamente</text:span>:</text:p>
      <text:p text:style-name="P85"/>
      <text:p text:style-name="P85"/>
      <text:list xml:id="list1747126081" text:style-name="L1">
        <text:list-item>
          <text:p text:style-name="P90">Insertar campo id de rol, mal definido sintácticamente: <text:span text:style-name="T72">(Warning)</text:span></text:p>
        </text:list-item>
      </text:list>
      <text:p text:style-name="P93"/>
      <text:p text:style-name="P63"><text:span text:style-name="T38">Input para output </text:span><text:span text:style-name="T40">NOT </text:span><text:span text:style-name="T39">OK</text:span><text:span text:style-name="T38">:</text:span></text:p>
      <text:p text:style-name="P89"/>
      <text:p text:style-name="P30"><text:tab/>{</text:p>
      <text:p text:style-name="P11"><text:span text:style-name="T25"><text:tab/><text:tab/>"name"</text:span>:<text:span text:style-name="T48">"name13"</text:span>,</text:p>
      <text:p text:style-name="P11"><text:span text:style-name="T25"><text:tab/><text:tab/>"password"</text:span>:<text:span text:style-name="T48">"password13"</text:span>,</text:p>
      <text:p text:style-name="P11"><text:span text:style-name="T25"><text:tab/><text:tab/>"rol"</text:span>:[{<text:span text:style-name="T25">"</text:span><text:span text:style-name="T33">idd</text:span><text:span text:style-name="T25">"</text:span>:<text:span text:style-name="T48">"1</text:span><text:span text:style-name="T64">0</text:span><text:span text:style-name="T48">",</text:span><text:span text:style-name="T25">"nameRole"</text:span>:<text:span text:style-name="T48">"role1"</text:span>,<text:span text:style-name="T25">"description"</text:span>:<text:span text:style-name="T48">"desc1"</text:span>,<text:span text:style-name="T25">"users"</text:span>:[]}]</text:p>
      <text:p text:style-name="P94"><text:span text:style-name="T38"><text:tab/>}</text:span><text:tab/></text:p>
      <text:p text:style-name="P93"><text:span text:style-name="T41"/></text:p>
      <text:list xml:id="list120837481471373" text:continue-numbering="true" text:style-name="L1">
        <text:list-item>
          <text:p text:style-name="P90">Insertar el valor del campo id de rol, mal definido sintácticamente:</text:p>
          <text:p text:style-name="P90"/>
        </text:list-item>
      </text:list>
      <text:p text:style-name="P64"><text:span text:style-name="T38">Input para output </text:span><text:span text:style-name="T40">NOT </text:span><text:span text:style-name="T39">OK</text:span><text:span text:style-name="T38">:</text:span></text:p>
      <text:p text:style-name="P93"/>
      <text:p text:style-name="P31"><text:tab/>{</text:p>
      <text:p text:style-name="P12"><text:span text:style-name="T25"><text:tab/><text:tab/>"name"</text:span>:<text:span text:style-name="T48">"name1</text:span><text:span text:style-name="T65">4</text:span><text:span text:style-name="T48">"</text:span>,</text:p>
      <text:p text:style-name="P12"><text:span text:style-name="T25"><text:tab/><text:tab/>"password"</text:span>:<text:span text:style-name="T48">"password1</text:span><text:span text:style-name="T65">4</text:span><text:span text:style-name="T48">"</text:span>,</text:p>
      <text:p text:style-name="P12"><text:span text:style-name="T25"><text:tab/><text:tab/>"rol</text:span><text:span text:style-name="T34">es</text:span><text:span text:style-name="T25">"</text:span>:[{<text:span text:style-name="T25">"</text:span><text:span text:style-name="T33">id</text:span><text:span text:style-name="T25">"</text:span>:<text:span text:style-name="T48">"</text:span><text:span text:style-name="T65">a</text:span><text:span text:style-name="T48">",</text:span><text:span text:style-name="T25">"nameRole"</text:span>:<text:span text:style-name="T48">"role1"</text:span>,<text:span text:style-name="T25">"description"</text:span>:<text:span text:style-name="T48">"desc</text:span><text:span text:style-name="T65">1</text:span><text:span text:style-name="T48">"</text:span>,<text:span text:style-name="T25">"users"</text:span>:[]}]</text:p>
      <text:p text:style-name="P95"><text:span text:style-name="T38"><text:tab/>}</text:span></text:p>
      <text:p text:style-name="P95"><text:span text:style-name="T38"/></text:p>
      <text:list xml:id="list120838068630957" text:continue-numbering="true" text:style-name="L1">
        <text:list-item>
          <text:p text:style-name="P90">Insertar campo nombre de rol, mal definido sintácticamente:</text:p>
        </text:list-item>
      </text:list>
      <text:p text:style-name="P93"/>
      <text:p text:style-name="P64"><text:span text:style-name="T38">Input para output </text:span><text:span text:style-name="T40">NOT </text:span><text:span text:style-name="T39">OK</text:span><text:span text:style-name="T38">:</text:span></text:p>
      <text:p text:style-name="P96"/>
      <text:p text:style-name="P32"><text:tab/>{</text:p>
      <text:p text:style-name="P13"><text:span text:style-name="T25"><text:tab/><text:tab/>"name"</text:span>:<text:span text:style-name="T48">"name1</text:span><text:span text:style-name="T65">4</text:span><text:span text:style-name="T48">"</text:span>,</text:p>
      <text:p text:style-name="P13"><text:span text:style-name="T25"><text:tab/><text:tab/>"password"</text:span>:<text:span text:style-name="T48">"password1</text:span><text:span text:style-name="T65">4</text:span><text:span text:style-name="T48">"</text:span>,</text:p>
      <text:p text:style-name="P13"><text:span text:style-name="T25"><text:tab/><text:tab/>"rol</text:span><text:span text:style-name="T34">es</text:span><text:span text:style-name="T25">"</text:span>:[{<text:span text:style-name="T25">"name"</text:span>:<text:span text:style-name="T48">"role1"</text:span>,<text:span text:style-name="T25">"description"</text:span>:<text:span text:style-name="T48">"desc</text:span><text:span text:style-name="T65">1</text:span><text:span text:style-name="T48">"</text:span>,<text:span text:style-name="T25">"users"</text:span>:[]}]</text:p>
      <text:p text:style-name="P96"><text:span text:style-name="T38"><text:tab/>}</text:span></text:p>
      <text:p text:style-name="P96"><text:span text:style-name="T38"/></text:p>
      <text:p text:style-name="P96"><text:span text:style-name="T38"/></text:p>
      <text:p text:style-name="P96"><text:span text:style-name="T38"/></text:p>
      <text:p text:style-name="P96"><text:span text:style-name="T38"/></text:p>
      <text:p text:style-name="P96"><text:span text:style-name="T38"/></text:p>
      <text:p text:style-name="P96"><text:span text:style-name="T38"/></text:p>
      <text:list xml:id="list120838957441104" text:continue-numbering="true" text:style-name="L1">
        <text:list-item>
          <text:p text:style-name="P90"><text:soft-page-break/>Insertar el valor del campo nombre de rol, mal definido sintácticamente:</text:p>
        </text:list-item>
      </text:list>
      <text:p text:style-name="P93"/>
      <text:p text:style-name="P65"><text:span text:style-name="T38">Input para output </text:span><text:span text:style-name="T40">NOT </text:span><text:span text:style-name="T39">OK</text:span><text:span text:style-name="T38">:</text:span></text:p>
      <text:p text:style-name="P97"/>
      <text:p text:style-name="P33"><text:tab/>{</text:p>
      <text:p text:style-name="P14"><text:span text:style-name="T25"><text:tab/><text:tab/>"name"</text:span>:<text:span text:style-name="T48">"name1</text:span><text:span text:style-name="T66">5</text:span><text:span text:style-name="T48">"</text:span>,</text:p>
      <text:p text:style-name="P14"><text:span text:style-name="T25"><text:tab/><text:tab/>"password"</text:span>:<text:span text:style-name="T48">"password1</text:span><text:span text:style-name="T66">5</text:span><text:span text:style-name="T48">"</text:span>,</text:p>
      <text:p text:style-name="P14"><text:span text:style-name="T25"><text:tab/><text:tab/>"rol</text:span><text:span text:style-name="T35">es</text:span><text:span text:style-name="T25">"</text:span>:[{<text:span text:style-name="T25">"name</text:span><text:span text:style-name="T37">Role</text:span><text:span text:style-name="T25">"</text:span>:<text:span text:style-name="T48">role1</text:span>,<text:span text:style-name="T25">"description"</text:span>:<text:span text:style-name="T48">"desc</text:span><text:span text:style-name="T65">1</text:span><text:span text:style-name="T48">"</text:span>,<text:span text:style-name="T25">"users"</text:span>:[]}]</text:p>
      <text:p text:style-name="P97"><text:span text:style-name="T38"><text:tab/>}</text:span></text:p>
      <text:p text:style-name="P97"><text:span text:style-name="T38"/></text:p>
      <text:p text:style-name="P97"><text:span text:style-name="T38"/></text:p>
      <text:list xml:id="list120838432268433" text:continue-numbering="true" text:style-name="L1">
        <text:list-item>
          <text:p text:style-name="P90">Insertar campo descripción de rol, mal definido sintácticamente:<text:span text:style-name="T73">(Warning)</text:span></text:p>
        </text:list-item>
      </text:list>
      <text:p text:style-name="P116"/>
      <text:p text:style-name="P66"><text:span text:style-name="T38">Input para output </text:span><text:span text:style-name="T40">NOT </text:span><text:span text:style-name="T39">OK</text:span><text:span text:style-name="T38">:</text:span></text:p>
      <text:p text:style-name="P98"/>
      <text:p text:style-name="P34"><text:tab/>{</text:p>
      <text:p text:style-name="P15"><text:span text:style-name="T25"><text:tab/><text:tab/>"name"</text:span>:<text:span text:style-name="T48">"name1</text:span><text:span text:style-name="T67">6</text:span><text:span text:style-name="T48">"</text:span>,</text:p>
      <text:p text:style-name="P15"><text:span text:style-name="T25"><text:tab/><text:tab/>"password"</text:span>:<text:span text:style-name="T48">"password1</text:span><text:span text:style-name="T67">6</text:span><text:span text:style-name="T48">"</text:span>,</text:p>
      <text:p text:style-name="P16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48">"role1"</text:span>,<text:span text:style-name="T25">"description</text:span><text:span text:style-name="T35">n</text:span><text:span text:style-name="T25">"</text:span>:<text:span text:style-name="T48">"desc</text:span><text:span text:style-name="T65">1</text:span><text:span text:style-name="T48">"</text:span>,<text:span text:style-name="T25">"users"</text:span>:[]}]</text:p>
      <text:p text:style-name="P98"><text:span text:style-name="T38"><text:tab/>}</text:span></text:p>
      <text:p text:style-name="P98"><text:span text:style-name="T38"/></text:p>
      <text:list xml:id="list120837419268988" text:continue-numbering="true" text:style-name="L1">
        <text:list-item>
          <text:p text:style-name="P90">Insertar el valor del campo descripción de rol, mal definido sintácticamente:</text:p>
        </text:list-item>
      </text:list>
      <text:p text:style-name="P93"/>
      <text:p text:style-name="P67"><text:span text:style-name="T38">Input para output </text:span><text:span text:style-name="T40">NOT </text:span><text:span text:style-name="T39">OK</text:span><text:span text:style-name="T38">:</text:span></text:p>
      <text:p text:style-name="P99"/>
      <text:p text:style-name="P35"><text:tab/>{</text:p>
      <text:p text:style-name="P17"><text:span text:style-name="T25"><text:tab/><text:tab/>"name"</text:span>:<text:span text:style-name="T48">"name1</text:span><text:span text:style-name="T68">7</text:span><text:span text:style-name="T48">"</text:span>,</text:p>
      <text:p text:style-name="P17"><text:span text:style-name="T25"><text:tab/><text:tab/>"password"</text:span>:<text:span text:style-name="T48">"password1</text:span><text:span text:style-name="T68">7</text:span><text:span text:style-name="T48">"</text:span>,</text:p>
      <text:p text:style-name="P17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48">"role1"</text:span>,<text:span text:style-name="T25">"description"</text:span>:<text:span text:style-name="T48">desc</text:span><text:span text:style-name="T65">1</text:span>,<text:span text:style-name="T25">"users"</text:span>:[]}]</text:p>
      <text:p text:style-name="P99"><text:span text:style-name="T38"><text:tab/>}</text:span></text:p>
      <text:p text:style-name="P99"><text:span text:style-name="T38"/></text:p>
      <text:list xml:id="list120837799865271" text:continue-numbering="true" text:style-name="L1">
        <text:list-item>
          <text:p text:style-name="P90">Insertar campo usuarios del rol, mal definido sintácticamente:<text:span text:style-name="T74">(Warning)</text:span></text:p>
        </text:list-item>
      </text:list>
      <text:p text:style-name="P93"/>
      <text:p text:style-name="P68"><text:span text:style-name="T38">Input para output </text:span><text:span text:style-name="T40">NOT </text:span><text:span text:style-name="T39">OK</text:span><text:span text:style-name="T38">:</text:span></text:p>
      <text:p text:style-name="P100"/>
      <text:p text:style-name="P36"><text:tab/>{</text:p>
      <text:p text:style-name="P18"><text:span text:style-name="T25"><text:tab/><text:tab/>"name"</text:span>:<text:span text:style-name="T48">"name1</text:span><text:span text:style-name="T68">7</text:span><text:span text:style-name="T48">"</text:span>,</text:p>
      <text:p text:style-name="P18"><text:span text:style-name="T25"><text:tab/><text:tab/>"password"</text:span>:<text:span text:style-name="T48">"password1</text:span><text:span text:style-name="T68">7</text:span><text:span text:style-name="T48">"</text:span>,</text:p>
      <text:p text:style-name="P18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48">"role1"</text:span>,<text:span text:style-name="T25">"description"</text:span>:<text:span text:style-name="T48">desc</text:span><text:span text:style-name="T65">1</text:span>,<text:span text:style-name="T25">"user"</text:span>:[]}]</text:p>
      <text:p text:style-name="P100"><text:span text:style-name="T38"><text:tab/>}</text:span></text:p>
      <text:p text:style-name="P93"/>
      <text:list xml:id="list120838455333165" text:continue-numbering="true" text:style-name="L1">
        <text:list-item>
          <text:p text:style-name="P90">Insertar el valor del campo usuarios del rol, mal definido sintácticamente:</text:p>
        </text:list-item>
      </text:list>
      <text:p text:style-name="P93"/>
      <text:p text:style-name="P69"><text:span text:style-name="T38">Input para output </text:span><text:span text:style-name="T40">NOT </text:span><text:span text:style-name="T39">OK</text:span><text:span text:style-name="T38">:</text:span></text:p>
      <text:p text:style-name="P101"/>
      <text:p text:style-name="P37"><text:tab/>{</text:p>
      <text:p text:style-name="P19"><text:span text:style-name="T25"><text:tab/><text:tab/>"name"</text:span>:<text:span text:style-name="T48">"name1</text:span><text:span text:style-name="T68">7</text:span><text:span text:style-name="T48">"</text:span>,</text:p>
      <text:p text:style-name="P19"><text:span text:style-name="T25"><text:tab/><text:tab/>"password"</text:span>:<text:span text:style-name="T48">"password1</text:span><text:span text:style-name="T68">7</text:span><text:span text:style-name="T48">"</text:span>,</text:p>
      <text:p text:style-name="P19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48">"role1"</text:span>,<text:span text:style-name="T25">"description"</text:span>:<text:span text:style-name="T48">desc</text:span><text:span text:style-name="T65">1</text:span>,<text:span text:style-name="T25">"user"</text:span>:<text:span text:style-name="T48">"</text:span>[]<text:span text:style-name="T48">"</text:span>}]</text:p>
      <text:p text:style-name="P101"><text:span text:style-name="T38"><text:tab/>}</text:span></text:p>
      <text:p text:style-name="P93"/>
      <text:p text:style-name="P93"/>
      <text:list xml:id="list120837256377872" text:continue-numbering="true" text:style-name="L1">
        <text:list-item>
          <text:p text:style-name="P90"><text:soft-page-break/>Insertar el valor del campo usuarios del rol, con valor del campo id de usuario, inexistente:</text:p>
          <text:p text:style-name="P117">FALTA PORQUE DEVULVE OK SIN LIGAR USUARIO INEXISTENTE CON LA TABLA ROL</text:p>
        </text:list-item>
      </text:list>
      <text:p text:style-name="P93"/>
      <text:p text:style-name="P70"><text:span text:style-name="T38">Input para output </text:span><text:span text:style-name="T40">NOT </text:span><text:span text:style-name="T39">OK</text:span><text:span text:style-name="T38">:</text:span></text:p>
      <text:p text:style-name="P102"/>
      <text:p text:style-name="P38"><text:tab/>{</text:p>
      <text:p text:style-name="P20"><text:span text:style-name="T25"><text:tab/><text:tab/>"name"</text:span>:<text:span text:style-name="T48">"name1</text:span><text:span text:style-name="T68">7</text:span><text:span text:style-name="T48">"</text:span>,</text:p>
      <text:p text:style-name="P20"><text:span text:style-name="T25"><text:tab/><text:tab/>"password"</text:span>:<text:span text:style-name="T48">"password1</text:span><text:span text:style-name="T68">7</text:span><text:span text:style-name="T48">"</text:span>,</text:p>
      <text:p text:style-name="P20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48">"role1"</text:span>,<text:span text:style-name="T25">"description"</text:span>:<text:span text:style-name="T48">desc</text:span><text:span text:style-name="T65">1</text:span>,<text:span text:style-name="T25">"user"</text:span>:[<text:span text:style-name="T75">{}</text:span>]}]</text:p>
      <text:p text:style-name="P102"><text:span text:style-name="T38"><text:tab/>}</text:span></text:p>
      <text:p text:style-name="P102"/>
      <text:p text:style-name="P81"/>
      <text:p text:style-name="P81"/>
      <text:p text:style-name="P41">UPDATE:</text:p>
      <text:p text:style-name="P41"/>
      <text:p text:style-name="P42">OUTPUTS OK:</text:p>
      <text:p text:style-name="P118"/>
      <text:p text:style-name="P103">Modificar de<text:span text:style-name="T11">l</text:span> usuario existente, nombre de usuario con campo y valor sintácticamente correcto:</text:p>
      <text:p text:style-name="P103"/>
      <text:p text:style-name="P104">Modificar de<text:span text:style-name="T11">l</text:span> usuario existente, <text:span text:style-name="T11">contraseña</text:span> de usuario con campo y valor sintácticamente correcto:</text:p>
      <text:p text:style-name="P104"/>
      <text:p text:style-name="P104">Modificar de<text:span text:style-name="T11">l</text:span> usuario existente, <text:span text:style-name="T11">nombre de rol</text:span> de usuario con campo y valor sintácticamente correcto:</text:p>
      <text:p text:style-name="P104"/>
      <text:p text:style-name="P104">Modificar de<text:span text:style-name="T11">l</text:span> usuario existente, <text:span text:style-name="T11">descripción de rol</text:span> de usuario con campo y valor sintácticamente correcto:</text:p>
      <text:p text:style-name="P104"/>
      <text:p text:style-name="P104">Modificar de<text:span text:style-name="T11">l</text:span> usuario existente, usuario<text:span text:style-name="T12">s</text:span> <text:s/><text:span text:style-name="T12">de rol </text:span>con campo y valor<text:span text:style-name="T12">es</text:span> sintáctica <text:span text:style-name="T12">y semánticamente </text:span>correcto<text:span text:style-name="T12">s. Implica obligatoriamente incluir el usuario en cuestión a modificar (de otra manera se define la contradicción de definir para el usuario A, un rol, y a su vez de dicho rol, el usuario A no pertenecer.</text:span></text:p>
      <text:p text:style-name="P104"/>
      <text:p text:style-name="P105">&lt;No existen campos mínimos admisibles para un correcto update&gt;</text:p>
      <text:p text:style-name="P103"/>
      <text:p text:style-name="P103"/>
      <text:p text:style-name="P42">OUTPUTS NOT OK:</text:p>
      <text:p text:style-name="P106"/>
      <text:p text:style-name="P76">Insertar input ok con endpoint incorrecto:</text:p>
      <text:p text:style-name="P107"/>
      <text:p text:style-name="P107">Modificar usuario inexistente:</text:p>
      <text:p text:style-name="P107"/>
      <text:p text:style-name="P86"><text:span text:style-name="T4">Modificar de un usuario existente,</text:span><text:span text:style-name="T2"> el</text:span> campo id mal definido sintácticamente:</text:p>
      <text:p text:style-name="P86"/>
      <text:p text:style-name="P86"><text:span text:style-name="T4">Modificar de un usuario existente,</text:span><text:span text:style-name="T2"> el</text:span> <text:span text:style-name="T6">valor del </text:span>campo id mal definido sintácticamente:</text:p>
      <text:p text:style-name="P86"/>
      <text:p text:style-name="P87"><text:span text:style-name="T4">Modificar de un usuario existente,</text:span><text:span text:style-name="T2"> el</text:span> campo <text:span text:style-name="T7">nombre</text:span> mal definido sintácticamente:</text:p>
      <text:p text:style-name="P86"/>
      <text:p text:style-name="P87"><text:span text:style-name="T4">Modificar de un usuario existente,</text:span><text:span text:style-name="T2"> el</text:span> <text:span text:style-name="T6">valor del </text:span>campo <text:span text:style-name="T7">nombre</text:span> mal definido sintácticamente:</text:p>
      <text:p text:style-name="P86"/>
      <text:p text:style-name="P87"><text:span text:style-name="T4">Modificar de un usuario existente,</text:span><text:span text:style-name="T2"> el</text:span> campo <text:span text:style-name="T8">contraseña</text:span> mal definido sintácticamente:</text:p>
      <text:p text:style-name="P86"><text:soft-page-break/></text:p>
      <text:p text:style-name="P87"><text:span text:style-name="T4">Modificar de un usuario existente,</text:span><text:span text:style-name="T2"> el</text:span> <text:span text:style-name="T6">valor del </text:span>campo <text:span text:style-name="T8">contraseña</text:span> mal definido sintácticamente:</text:p>
      <text:p text:style-name="P86"/>
      <text:p text:style-name="P87"><text:span text:style-name="T4">Modificar de un usuario existente,</text:span><text:span text:style-name="T3"> </text:span><text:span text:style-name="T2">salvo el</text:span> campo <text:span text:style-name="T9">roles </text:span>mal definido sintácticamente:</text:p>
      <text:p text:style-name="P73"/>
      <text:p text:style-name="P87"><text:span text:style-name="T4">Modificar de un usuario existente,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120837166971139" text:continue-numbering="true" text:style-name="L1">
        <text:list-item>
          <text:p text:style-name="P91"><text:span text:style-name="T13">Modificar</text:span> campo id de rol, mal definido sintácticamente:</text:p>
        </text:list-item>
        <text:list-item>
          <text:p text:style-name="P91"><text:span text:style-name="T13">Modificar</text:span> el valor del campo id de rol, mal definido sintácticamente:</text:p>
        </text:list-item>
        <text:list-item>
          <text:p text:style-name="P91"><text:span text:style-name="T13">Modificar</text:span> campo nombre de rol, mal definido sintácticamente:</text:p>
        </text:list-item>
        <text:list-item>
          <text:p text:style-name="P91"><text:span text:style-name="T13">Modificar</text:span> el valor del campo nombre de rol, mal definido sintácticamente:</text:p>
        </text:list-item>
        <text:list-item>
          <text:p text:style-name="P91"><text:span text:style-name="T13">Modificar</text:span> campo descripción de rol, mal definido sintácticamente:</text:p>
        </text:list-item>
        <text:list-item>
          <text:p text:style-name="P91"><text:span text:style-name="T13">Modificar</text:span> el valor del campo descripción de rol, mal definido sintácticamente:</text:p>
        </text:list-item>
        <text:list-item>
          <text:p text:style-name="P91"><text:span text:style-name="T13">Modificar</text:span> campo usuarios del rol, mal definido sintácticamente:</text:p>
        </text:list-item>
        <text:list-item>
          <text:p text:style-name="P91"><text:span text:style-name="T13">Modificar</text:span> el valor del campo usuarios del rol, mal definido sintácticamente:</text:p>
        </text:list-item>
        <text:list-item>
          <text:p text:style-name="P91"><text:span text:style-name="T13">Modificar</text:span> el valor del campo usuarios del rol, con valor del campo id de usuario, inexistente:</text:p>
        </text:list-item>
        <text:list-item>
          <text:p text:style-name="P108">Modificar el valor de campo usuario del rol, sin incluir el usuario que se está modificando:</text:p>
        </text:list-item>
      </text:list>
      <text:p text:style-name="P107"/>
      <text:p text:style-name="P47"/>
      <text:p text:style-name="P41">DELETE:</text:p>
      <text:p text:style-name="P46"/>
      <text:p text:style-name="P42">OUTPUTS OK:</text:p>
      <text:p text:style-name="P106"/>
      <text:p text:style-name="P76">Eliminar usuario existente definiendo sintáctica y semánticamente <text:span text:style-name="T15">correcto </text:span>sólo id:</text:p>
      <text:p text:style-name="P76"/>
      <text:p text:style-name="P76">Eliminar usuario existente definiendo sintáctica y semánticamente todos los campos y valores:</text:p>
      <text:p text:style-name="P76"/>
      <text:p text:style-name="P76">Eliminar usuario existente definiendo sintáctica<text:span text:style-name="T17">mente</text:span> <text:span text:style-name="T17">correctos</text:span> todos los campos <text:span text:style-name="T17">pero </text:span>con valores inconsistentes con lo registrado en BD <text:span text:style-name="T17">(</text:span>salvo el id que indica usuario existente<text:span text:style-name="T17">)</text:span>:</text:p>
      <text:p text:style-name="P47"/>
      <text:p text:style-name="P42">OUTPUTS NOT OK:</text:p>
      <text:p text:style-name="P106"/>
      <text:p text:style-name="P76">Insertar input ok con endpoint incorrecto:</text:p>
      <text:list xml:id="list71369330" text:style-name="L2">
        <text:list-item>
          <text:p text:style-name="P109">Para delete con id como parámetro: endpoint sin parámetro</text:p>
        </text:list-item>
        <text:list-item>
          <text:p text:style-name="P109">Para delete con id como parámetro: endpoint con parámetro pero sintácticamente incorrecto en <text:span text:style-name="T23">algún</text:span> substring del endpoint</text:p>
        </text:list-item>
        <text:list-item>
          <text:p text:style-name="P111">Para delete sin parámetro: endpoint con parámetro</text:p>
        </text:list-item>
        <text:list-item>
          <text:p text:style-name="P110">Para delete <text:span text:style-name="T23">sin</text:span> id como parámetro: <text:span text:style-name="T23">s</text:span>intácticamente incorrecto en <text:span text:style-name="T23">algún</text:span> substring del endpoint</text:p>
        </text:list-item>
      </text:list>
      <text:p text:style-name="P76"/>
      <text:p text:style-name="P77">Insertar input ok con <text:span text:style-name="T18">body</text:span> <text:span text:style-name="T19">vacío </text:span><text:span text:style-name="T20">siendo delete sin id como parámetro</text:span></text:p>
      <text:p text:style-name="P76"/>
      <text:p text:style-name="P112">Eliminar usuario inexistente <text:span text:style-name="T14">definiendo sintáctica</text:span><text:span text:style-name="T16">mente correcto </text:span><text:span text:style-name="T14">sólo id:</text:span></text:p>
      <text:p text:style-name="P112"/>
      <text:p text:style-name="P78">Eliminar usuario <text:span text:style-name="T16">in</text:span>existente definiendo sintáctica y semánticamente todos los campos y valores <text:s/><text:span text:style-name="T16">(salvo la semántica del valor del id)</text:span>:</text:p>
      <text:p text:style-name="P78"/>
      <text:p text:style-name="P79">Eliminar usuario <text:span text:style-name="T17">in</text:span>existente definiendo sintáctica<text:span text:style-name="T17">mente</text:span> <text:span text:style-name="T17">correctos</text:span> todos los campos <text:span text:style-name="T17">pero </text:span>con valores inconsistentes con lo registrado en BD:</text:p>
      <text:p text:style-name="P79"><text:soft-page-break/></text:p>
      <text:p text:style-name="P79"/>
      <text:p text:style-name="P79"/>
      <text:p text:style-name="P79"/>
      <text:p text:style-name="P78"/>
      <text:p text:style-name="P45">OUTPUTS WARNINGS:</text:p>
      <text:p text:style-name="P45"/>
      <text:p text:style-name="P75"/>
      <text:p text:style-name="P113"><text:span text:style-name="T5">W</text:span><text:span text:style-name="T2">arning porque para eliminar, el servidor sólo obtiene el id y omite el resto de los datos de entrada.</text:span></text:p>
      <text:p text:style-name="P75"/>
      <text:p text:style-name="P88"><text:span text:style-name="T5">Eliminar usuario existente con</text:span><text:span text:style-name="T2"> el</text:span> campo <text:span text:style-name="T7">nombre</text:span> mal definido sintácticamente:</text:p>
      <text:p text:style-name="P88"/>
      <text:p text:style-name="P88"><text:span text:style-name="T5">Eliminar usuario existente con</text:span><text:span text:style-name="T2"> el</text:span> <text:span text:style-name="T6">valor del </text:span>campo <text:span text:style-name="T7">nombre</text:span> mal definido sintácticamente:</text:p>
      <text:p text:style-name="P88"/>
      <text:p text:style-name="P88"><text:span text:style-name="T5">Eliminar usuario existente con</text:span><text:span text:style-name="T2"> el</text:span> campo <text:span text:style-name="T8">contraseña</text:span> mal definido sintácticamente:</text:p>
      <text:p text:style-name="P88"/>
      <text:p text:style-name="P88"><text:span text:style-name="T5">Eliminar usuario existente con</text:span><text:span text:style-name="T2"> el</text:span> <text:span text:style-name="T6">valor del </text:span>campo <text:span text:style-name="T8">contraseña</text:span> mal definido sintácticamente:</text:p>
      <text:p text:style-name="P88"/>
      <text:p text:style-name="P88"><text:span text:style-name="T5">Eliminar usuario existente con</text:span><text:span text:style-name="T2"> el</text:span> campo <text:span text:style-name="T9">roles </text:span>mal definido sintácticamente:</text:p>
      <text:p text:style-name="P74"/>
      <text:p text:style-name="P88"><text:span text:style-name="T5">Eliminar usuario existente con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120838852318081" text:continue-list="list120837166971139" text:style-name="L1">
        <text:list-item>
          <text:p text:style-name="P92"><text:span text:style-name="T21">Definir </text:span>campo id de rol, mal definido sintácticamente:</text:p>
        </text:list-item>
        <text:list-item>
          <text:p text:style-name="P92"><text:span text:style-name="T21">Definir</text:span> el valor del campo id de rol, mal definido sintácticamente:</text:p>
        </text:list-item>
        <text:list-item>
          <text:p text:style-name="P92"><text:span text:style-name="T21">Definir</text:span> campo nombre de rol, mal definido sintácticamente:</text:p>
        </text:list-item>
        <text:list-item>
          <text:p text:style-name="P92"><text:span text:style-name="T21">De</text:span><text:span text:style-name="T22">finir</text:span> el valor del campo nombre de rol, mal definido sintácticamente:</text:p>
        </text:list-item>
        <text:list-item>
          <text:p text:style-name="P92"><text:span text:style-name="T22">Definir</text:span> campo descripción de rol, mal definido sintácticamente:</text:p>
        </text:list-item>
        <text:list-item>
          <text:p text:style-name="P92"><text:span text:style-name="T22">Definir</text:span> el valor del campo descripción de rol, mal definido sintácticamente:</text:p>
        </text:list-item>
        <text:list-item>
          <text:p text:style-name="P92"><text:span text:style-name="T22">Definir</text:span> campo usuarios del rol, mal definido sintácticamente:</text:p>
        </text:list-item>
        <text:list-item>
          <text:p text:style-name="P92"><text:span text:style-name="T22">Definir</text:span> el valor del campo usuarios del rol, mal definido sintácticamente:</text:p>
        </text:list-item>
        <text:list-item>
          <text:p text:style-name="P92"><text:span text:style-name="T22">Definir</text:span> el valor del campo usuarios del rol, con valor del campo id de usuario, inexistente:</text:p>
        </text:list-item>
      </text:list>
      <text:p text:style-name="P47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6:45:22.112456024</meta:creation-date>
    <dc:date>2021-06-17T12:08:19.141750830</dc:date>
    <meta:editing-duration>PT3H7M14S</meta:editing-duration>
    <meta:editing-cycles>88</meta:editing-cycles>
    <meta:generator>LibreOffice/7.1.3.2$Linux_X86_64 LibreOffice_project/10$Build-2</meta:generator>
    <meta:document-statistic meta:table-count="0" meta:image-count="0" meta:object-count="0" meta:page-count="8" meta:paragraph-count="221" meta:word-count="1304" meta:character-count="9929" meta:non-whitespace-character-count="8774"/>
  </office:meta>
</office:document-meta>
</file>